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5.589cm" fo:min-width="4.71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3.882cm" fo:min-width="3.99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66cm" svg:height="8.255cm" svg:x="6.334cm" svg:y="6.842cm">
          <text:p text:style-name="P1">K.A.B.S.Kumaranayake</text:p>
          <text:p text:style-name="P1">170204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35cm" svg:height="5.842cm" svg:x="7.731cm" svg:y="15.73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41:20.633079387</meta:creation-date>
    <dc:date>2018-02-19T15:55:09.570966118</dc:date>
    <meta:editing-duration>PT8M3S</meta:editing-duration>
    <meta:editing-cycles>3</meta:editing-cycles>
    <meta:generator>LibreOffice/5.1.6.2$Linux_X86_64 LibreOffice_project/10m0$Build-2</meta:generator>
    <meta:document-statistic meta:object-count="2"/>
  </office:meta>
</office:document-meta>
</file>